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78d" officeooo:paragraph-rsid="0003b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minimum: 2^h</text:p>
      <text:p text:style-name="P1">maximum: 2^(h+1) – 1</text:p>
      <text:p text:style-name="P1">2.</text:p>
      <text:p text:style-name="P1">root</text:p>
      <text:p text:style-name="P1">3.</text:p>
      <text:p text:style-name="P1">yes</text:p>
      <text:p text:style-name="P1">4.</text:p>
      <text:p text:style-name="P1"><text:s/>no</text:p>
      <text:p text:style-name="P1">5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5:14:37.116305287</meta:creation-date>
    <dc:date>2019-07-03T15:20:26.155697084</dc:date>
    <meta:editing-duration>PT5M50S</meta:editing-duration>
    <meta:editing-cycles>1</meta:editing-cycles>
    <meta:document-statistic meta:table-count="0" meta:image-count="0" meta:object-count="0" meta:page-count="1" meta:paragraph-count="11" meta:word-count="13" meta:character-count="53" meta:non-whitespace-character-count="47"/>
    <meta:generator>LibreOffice/6.0.7.3$Linux_X86_64 LibreOffice_project/00m0$Build-3</meta:generator>
  </office:meta>
</office:document-meta>
</file>